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f5a" officeooo:paragraph-rsid="00046f5a"/>
    </style:style>
    <style:style style:name="P2" style:family="paragraph" style:parent-style-name="Standard" style:list-style-name="L1">
      <style:text-properties officeooo:rsid="00046f5a" officeooo:paragraph-rsid="00046f5a"/>
    </style:style>
    <style:style style:name="P3" style:family="paragraph" style:parent-style-name="Standard" style:list-style-name="L1">
      <style:text-properties officeooo:rsid="0004784b" officeooo:paragraph-rsid="000f4dad"/>
    </style:style>
    <style:style style:name="P4" style:family="paragraph" style:parent-style-name="Standard" style:list-style-name="L1">
      <style:text-properties officeooo:rsid="00052ae3" officeooo:paragraph-rsid="00052ae3"/>
    </style:style>
    <style:style style:name="P5" style:family="paragraph" style:parent-style-name="Standard" style:list-style-name="L1">
      <style:text-properties officeooo:rsid="000afea9" officeooo:paragraph-rsid="000afea9"/>
    </style:style>
    <style:style style:name="P6" style:family="paragraph" style:parent-style-name="Standard" style:list-style-name="L1">
      <style:text-properties officeooo:rsid="000c5b5e" officeooo:paragraph-rsid="000c5b5e"/>
    </style:style>
    <style:style style:name="P7" style:family="paragraph" style:parent-style-name="Standard" style:list-style-name="L1">
      <style:text-properties officeooo:rsid="000cf382" officeooo:paragraph-rsid="000cf382"/>
    </style:style>
    <style:style style:name="T1" style:family="text">
      <style:text-properties officeooo:rsid="0005d79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dd1d5"/>
    </style:style>
    <style:style style:name="T5" style:family="text">
      <style:text-properties officeooo:rsid="000ed779"/>
    </style:style>
    <style:style style:name="T6" style:family="text">
      <style:text-properties officeooo:rsid="000f4d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ERTIES OF DATA FRAMES</text:p>
      <text:list xml:id="list4522549545412351473" text:style-name="L1">
        <text:list-item>
          <text:p text:style-name="P2">mtcars[1] – gives the Data Frame column slice – first coloumn with allrow names and corresponding coloumn name</text:p>
        </text:list-item>
        <text:list-item>
          <text:p text:style-name="P3">mtcars[,1] <text:s/><text:span text:style-name="T5">or mtcars[ ,”mpg”] or </text:span>mtcars<text:span text:style-name="T6">[</text:span>[1]<text:span text:style-name="T6">] or </text:span>mtcars<text:span text:style-name="T6">[</text:span>[“<text:span text:style-name="T6">mpg”</text:span>]<text:span text:style-name="T6">] </text:span>– gives the coloumn vector <text:s/>values of coloumn 1. no row name or coloumn name</text:p>
        </text:list-item>
        <text:list-item>
          <text:p text:style-name="P4">mtcars<text:span text:style-name="T1">[1,] - row slice with with row name of row 1 and observations of all other values</text:span></text:p>
        </text:list-item>
        <text:list-item>
          <text:p text:style-name="P5">mtcars[1,2] - <text:s/>gives single value of element in 1<text:span text:style-name="T2">st</text:span> row 2<text:span text:style-name="T2">nd</text:span> coloumn</text:p>
        </text:list-item>
        <text:list-item>
          <text:p text:style-name="P6">mtcars[c(1,2)] <text:s/>or mtcars[ , c(1,2)] will give the cloumn slice of combined 1<text:span text:style-name="T2">st</text:span> and 2<text:span text:style-name="T2">nd</text:span> coloumn wth row names</text:p>
        </text:list-item>
        <text:list-item>
          <text:p text:style-name="P7">mtcars[c(1,2), ] - gives the row slice <text:s/>combination of 1<text:span text:style-name="T2">st</text:span> and 2<text:span text:style-name="T2">nd</text:span><text:span text:style-name="T3"> </text:span><text:span text:style-name="T4">rows with coloumn names</text:span>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2:06:57.990071998</meta:creation-date>
    <dc:date>2016-11-18T12:40:25.096890727</dc:date>
    <meta:editing-duration>PT33M23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12" meta:character-count="643" meta:non-whitespace-character-count="534"/>
  </office:meta>
</office:document-meta>
</file>